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a2198" officeooo:paragraph-rsid="001a2198"/>
    </style:style>
    <style:style style:name="P2" style:family="paragraph" style:parent-style-name="Standard">
      <style:text-properties officeooo:rsid="001b8e7d" officeooo:paragraph-rsid="001b8e7d"/>
    </style:style>
    <style:style style:name="T1" style:family="text">
      <style:text-properties officeooo:rsid="001b8e7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NÁLISIS, CREACIÓN Y DESARROLLO DE LA APLICACIÓN MÓVIL “HOME UNIVERSITY” <text:span text:style-name="T1">TFG 7</text:span></text:p>
      <text:p text:style-name="P1"/>
      <text:p text:style-name="P1">Revisando el proyecto, encontramos que en el proceso del desarrollo de software emplea las siguientes actividades: análisis del problema y estudio de tecnologías, diseño, desarrollo y codificación, pruebas y documentación.</text:p>
      <text:p text:style-name="P1">El autor describe como va realizando diferentes actividades en el mismo tiempo, aplicando el proceso de desarrollo de software paralelo</text:p>
      <text:p text:style-name="P1"/>
      <text:p text:style-name="P2">Javier Ortiz Aragoné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3T20:48:08.936510771</meta:creation-date>
    <dc:date>2019-10-03T21:01:02.365228038</dc:date>
    <meta:editing-duration>PT2M23S</meta:editing-duration>
    <meta:editing-cycles>1</meta:editing-cycles>
    <meta:document-statistic meta:table-count="0" meta:image-count="0" meta:object-count="0" meta:page-count="1" meta:paragraph-count="4" meta:word-count="65" meta:character-count="456" meta:non-whitespace-character-count="395"/>
    <meta:generator>LibreOffice/5.1.6.2$Linux_X86_64 LibreOffice_project/10m0$Build-2</meta:generator>
  </office:meta>
</office:document-meta>
</file>